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990000" draw:marker-start="Short_20_line_20_Arrow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990000" draw:marker-end="Short_20_line_20_Arrow" draw:marker-end-width="0.3cm" draw:fill="none" draw:textarea-vertical-align="middle"/>
    </style:style>
    <style:style style:name="gr5" style:family="graphic" style:parent-style-name="objectwithoutfill">
      <style:graphic-properties svg:stroke-color="#000099" draw:marker-start="Short_20_line_20_Arrow" draw:marker-end="" draw:marker-end-width="0.3cm" draw:fill="none" draw:textarea-vertical-align="middle"/>
    </style:style>
    <style:style style:name="gr6" style:family="graphic" style:parent-style-name="objectwithoutfill">
      <style:graphic-properties draw:stroke="solid" svg:stroke-color="#000099" draw:marker-start="Short_20_line_20_Arrow" draw:marker-end="" draw:marker-end-width="0.3cm" draw:fill="none" draw:textarea-vertical-align="middle"/>
    </style:style>
    <style:style style:name="gr7" style:family="graphic" style:parent-style-name="objectwithoutfill">
      <style:graphic-properties svg:stroke-color="#0000cc" draw:marker-end="Short_20_line_20_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3" style:family="text">
      <style:text-properties style:text-position="-33% 58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4" style:family="text">
      <style:text-properties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5" style:family="text">
      <style:text-properties style:text-position="0% 100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6" style:family="text">
      <style:text-properties style:text-position="0% 100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7" style:family="text">
      <style:text-properties style:text-position="-33% 58%"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7.858cm" svg:y="4.4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7.858cm" svg:y="7.1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10.558cm" svg:y="9.82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5.158cm" svg:y="9.8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302cm" svg:y1="5.318cm" svg:x2="8.302cm" svg:y2="7.129cm" draw:start-shape="id1" draw:start-glue-point="8" draw:end-shape="id2" draw:end-glue-point="4" svg:d="M8302 5318v1811">
          <text:p/>
        </draw:connector>
        <draw:connector draw:style-name="gr2" draw:text-style-name="P1" draw:layer="layout" draw:type="line" svg:x1="8.302cm" svg:y1="8.018cm" svg:x2="5.602cm" svg:y2="9.829cm" draw:start-shape="id2" draw:start-glue-point="8" draw:end-shape="id3" draw:end-glue-point="4" svg:d="M8302 8018l-2700 1811">
          <text:p/>
        </draw:connector>
        <draw:connector draw:style-name="gr2" draw:text-style-name="P1" draw:layer="layout" draw:type="line" svg:x1="8.302cm" svg:y1="8.018cm" svg:x2="11.002cm" svg:y2="9.829cm" draw:start-shape="id2" draw:start-glue-point="8" draw:end-shape="id4" draw:end-glue-point="4" svg:d="M8302 8018l2700 1811">
          <text:p/>
        </draw:connector>
        <draw:line draw:style-name="gr3" draw:text-style-name="P1" draw:layer="layout" svg:x1="8.647cm" svg:y1="6.361cm" svg:x2="8.647cm" svg:y2="5.599cm">
          <text:p/>
        </draw:line>
        <draw:line draw:style-name="gr4" draw:text-style-name="P1" draw:layer="layout" svg:x1="7.604cm" svg:y1="8.874cm" svg:x2="6.842cm" svg:y2="9.382cm">
          <text:p/>
        </draw:line>
        <draw:line draw:style-name="gr5" draw:text-style-name="P1" draw:layer="layout" svg:x1="7.296cm" svg:y1="8.296cm" svg:x2="6.534cm" svg:y2="8.804cm">
          <text:p/>
        </draw:line>
        <draw:line draw:style-name="gr4" draw:text-style-name="P1" draw:layer="layout" svg:x1="8.874cm" svg:y1="8.774cm" svg:x2="9.636cm" svg:y2="9.282cm">
          <text:p/>
        </draw:line>
        <draw:line draw:style-name="gr6" draw:text-style-name="P1" draw:layer="layout" svg:x1="9.382cm" svg:y1="8.366cm" svg:x2="10.144cm" svg:y2="8.874cm">
          <text:p/>
        </draw:line>
        <draw:line draw:style-name="gr7" draw:text-style-name="P1" draw:layer="layout" svg:x1="7.947cm" svg:y1="6.362cm" svg:x2="7.947cm" svg:y2="5.6cm">
          <text:p/>
        </draw:line>
        <draw:frame draw:style-name="gr8" draw:text-style-name="P3" draw:layer="layout" svg:width="1.42cm" svg:height="0.876cm" svg:x="6.402cm" svg:y="5.699cm">
          <draw:text-box>
            <text:p><text:span text:style-name="T2">λ</text:span><text:span text:style-name="T3">X</text:span><text:span text:style-name="T4">(</text:span><text:span text:style-name="T2">Z</text:span><text:span text:style-name="T4">)</text:span></text:p>
          </draw:text-box>
        </draw:frame>
        <draw:frame draw:style-name="gr8" draw:text-style-name="P3" draw:layer="layout" svg:width="1.428cm" svg:height="0.876cm" svg:x="5.602cm" svg:y="7.999cm">
          <draw:text-box>
            <text:p><text:span text:style-name="T2">λ</text:span><text:span text:style-name="T3">Y</text:span><text:span text:style-name="T4">(</text:span><text:span text:style-name="T2">X</text:span><text:span text:style-name="T4">)</text:span></text:p>
          </draw:text-box>
        </draw:frame>
        <draw:frame draw:style-name="gr8" draw:text-style-name="P3" draw:layer="layout" svg:width="1.432cm" svg:height="0.876cm" svg:x="9.602cm" svg:y="7.999cm">
          <draw:text-box>
            <text:p><text:span text:style-name="T2">λ</text:span><text:span text:style-name="T3">T</text:span><text:span text:style-name="T4">(</text:span><text:span text:style-name="T2">X</text:span><text:span text:style-name="T4">)</text:span></text:p>
          </draw:text-box>
        </draw:frame>
        <draw:frame draw:style-name="gr8" draw:text-style-name="P3" draw:layer="layout" svg:width="1.45cm" svg:height="0.876cm" svg:x="8.602cm" svg:y="5.699cm">
          <draw:text-box>
            <text:p><text:span text:style-name="T5">π</text:span><text:span text:style-name="T3">X</text:span><text:span text:style-name="T4">(</text:span><text:span text:style-name="T2">Z</text:span><text:span text:style-name="T4">)</text:span></text:p>
          </draw:text-box>
        </draw:frame>
        <draw:frame draw:style-name="gr8" draw:text-style-name="P3" draw:layer="layout" svg:width="1.458cm" svg:height="0.876cm" svg:x="6.702cm" svg:y="9.199cm">
          <draw:text-box>
            <text:p><text:span text:style-name="T6">π</text:span><text:span text:style-name="T3">Y</text:span><text:span text:style-name="T4">(</text:span><text:span text:style-name="T2">X</text:span><text:span text:style-name="T4">)</text:span></text:p>
          </draw:text-box>
        </draw:frame>
        <draw:frame draw:style-name="gr8" draw:text-style-name="P3" draw:layer="layout" svg:width="1.462cm" svg:height="0.876cm" svg:x="8.502cm" svg:y="9.199cm">
          <draw:text-box>
            <text:p><text:span text:style-name="T6">π</text:span><text:span text:style-name="T7">T</text:span><text:span text:style-name="T4">(</text:span><text:span text:style-name="T2">X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4T18:16:43.21</dc:date>
    <dc:creator>Loc Nguyen</dc:creator>
    <meta:editing-duration>PT45M28S</meta:editing-duration>
    <meta:editing-cycles>8</meta:editing-cycles>
    <meta:generator>OpenOffice/4.1.2$Win32 OpenOffice.org_project/412m3$Build-9782</meta:generator>
    <meta:document-statistic meta:object-count="19"/>
  </office:meta>
</office:document-meta>
</file>